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2c988" officeooo:paragraph-rsid="0012c988"/>
    </style:style>
    <style:style style:name="P3" style:family="paragraph" style:parent-style-name="Text_20_body">
      <style:paragraph-properties fo:text-align="start" style:justify-single-word="false"/>
      <style:text-properties officeooo:rsid="001ee530" officeooo:paragraph-rsid="001ee530"/>
    </style:style>
    <style:style style:name="P4" style:family="paragraph" style:parent-style-name="Text_20_body">
      <style:text-properties officeooo:rsid="00226440" officeooo:paragraph-rsid="00226440"/>
    </style:style>
    <style:style style:name="P5" style:family="paragraph" style:parent-style-name="Text_20_body">
      <style:text-properties officeooo:paragraph-rsid="0028aba4"/>
    </style:style>
    <style:style style:name="P6" style:family="paragraph" style:parent-style-name="Text_20_body">
      <style:text-properties officeooo:rsid="00334ad9" officeooo:paragraph-rsid="00339f2c"/>
    </style:style>
    <style:style style:name="P7" style:family="paragraph" style:parent-style-name="Title">
      <style:text-properties fo:language="lv" fo:country="LV" officeooo:paragraph-rsid="0005737a"/>
    </style:style>
    <style:style style:name="P8" style:family="paragraph" style:parent-style-name="Subtitle">
      <style:text-properties officeooo:rsid="001ee530" officeooo:paragraph-rsid="001ee530"/>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6.6953in" style:type="right" style:leader-style="dotted" style:leader-text="."/>
        </style:tab-stops>
      </style:paragraph-properties>
    </style:style>
    <style:style style:name="P11" style:family="paragraph" style:parent-style-name="Contents_20_2">
      <style:paragraph-properties>
        <style:tab-stops>
          <style:tab-stop style:position="6.4984in" style:type="right" style:leader-style="dotted" style:leader-text="."/>
        </style:tab-stops>
      </style:paragraph-properties>
    </style:style>
    <style:style style:name="P12" style:family="paragraph" style:parent-style-name="Heading_20_3">
      <style:text-properties officeooo:paragraph-rsid="006632e5"/>
    </style:style>
    <style:style style:name="P13" style:family="paragraph" style:parent-style-name="Heading_20_3">
      <style:text-properties officeooo:rsid="00334ad9" officeooo:paragraph-rsid="0069a4de"/>
    </style:style>
    <style:style style:name="P14" style:family="paragraph" style:parent-style-name="Heading_20_1">
      <style:text-properties fo:language="lv" fo:country="LV"/>
    </style:style>
    <style:style style:name="P15" style:family="paragraph" style:parent-style-name="Heading_20_1" style:list-style-name="">
      <style:text-properties officeooo:paragraph-rsid="00230dbe"/>
    </style:style>
    <style:style style:name="P16" style:family="paragraph" style:parent-style-name="Heading_20_1" style:list-style-name="">
      <style:text-properties officeooo:rsid="00147fc3" officeooo:paragraph-rsid="00098eb3"/>
    </style:style>
    <style:style style:name="P17" style:family="paragraph" style:parent-style-name="Heading_20_1">
      <style:text-properties officeooo:rsid="0066086f" officeooo:paragraph-rsid="0066086f"/>
    </style:style>
    <style:style style:name="P18" style:family="paragraph" style:parent-style-name="Heading_20_1">
      <style:paragraph-properties fo:break-before="page"/>
      <style:text-properties fo:language="lv" fo:country="LV"/>
    </style:style>
    <style:style style:name="P19" style:family="paragraph" style:parent-style-name="Heading_20_1">
      <style:paragraph-properties fo:break-before="page"/>
      <style:text-properties officeooo:rsid="00230dbe" officeooo:paragraph-rsid="002c76b3"/>
    </style:style>
    <style:style style:name="P20" style:family="paragraph" style:parent-style-name="Heading_20_2">
      <style:text-properties officeooo:rsid="00230dbe"/>
    </style:style>
    <style:style style:name="P21" style:family="paragraph" style:parent-style-name="Heading_20_2">
      <style:text-properties officeooo:rsid="00230dbe" officeooo:paragraph-rsid="006632e5"/>
    </style:style>
    <style:style style:name="P22" style:family="paragraph" style:parent-style-name="Text_20_body" style:list-style-name="L1">
      <style:text-properties fo:font-weight="bold" officeooo:rsid="00357539" officeooo:paragraph-rsid="0041e2be" style:font-weight-asian="bold" style:font-weight-complex="bold"/>
    </style:style>
    <style:style style:name="P23" style:family="paragraph" style:parent-style-name="Text_20_body" style:list-style-name="L2">
      <style:text-properties fo:font-weight="bold" officeooo:rsid="00515578" officeooo:paragraph-rsid="00515578" style:font-weight-asian="bold" style:font-weight-complex="bold"/>
    </style:style>
    <style:style style:name="P24" style:family="paragraph" style:parent-style-name="Text_20_body" style:list-style-name="L2">
      <style:text-properties fo:font-weight="bold" style:font-weight-asian="bold" style:font-weight-complex="bold"/>
    </style:style>
    <style:style style:name="P25" style:family="paragraph" style:parent-style-name="Text_20_body" style:list-style-name="L2">
      <style:text-properties fo:font-weight="bold" officeooo:rsid="0023c00b" officeooo:paragraph-rsid="0023c00b" style:font-weight-asian="bold" style:font-weight-complex="bold"/>
    </style:style>
    <style:style style:name="P26" style:family="paragraph" style:parent-style-name="Text_20_body" style:list-style-name="L2">
      <style:text-properties officeooo:rsid="0023c00b" officeooo:paragraph-rsid="0023c00b"/>
    </style:style>
    <style:style style:name="P27" style:family="paragraph" style:parent-style-name="Text_20_body">
      <style:text-properties officeooo:rsid="005108a9" officeooo:paragraph-rsid="005108a9"/>
    </style:style>
    <style:style style:name="P28" style:family="paragraph" style:parent-style-name="Text_20_body">
      <style:text-properties officeooo:rsid="005108a9" officeooo:paragraph-rsid="0058742e"/>
    </style:style>
    <style:style style:name="P29" style:family="paragraph" style:parent-style-name="Text_20_body" style:list-style-name="WW8Num4">
      <style:text-properties officeooo:paragraph-rsid="005b4032"/>
    </style:style>
    <style:style style:name="P30" style:family="paragraph" style:parent-style-name="Text_20_body" style:list-style-name="WW8Num5">
      <style:text-properties officeooo:paragraph-rsid="005b4032"/>
    </style:style>
    <style:style style:name="P31" style:family="paragraph" style:parent-style-name="Text_20_body" style:list-style-name="WW8Num5">
      <style:text-properties officeooo:paragraph-rsid="006074c2"/>
    </style:style>
    <style:style style:name="P32" style:family="paragraph" style:parent-style-name="Text_20_body" style:list-style-name="WW8Num4">
      <style:text-properties officeooo:rsid="005e7570" officeooo:paragraph-rsid="005e7570"/>
    </style:style>
    <style:style style:name="P33" style:family="paragraph" style:parent-style-name="Text_20_body" style:list-style-name="L3">
      <style:text-properties officeooo:rsid="0062baa3" officeooo:paragraph-rsid="0062baa3"/>
    </style:style>
    <style:style style:name="P34" style:family="paragraph" style:parent-style-name="Text_20_body">
      <style:text-properties officeooo:rsid="00334ad9" officeooo:paragraph-rsid="006632e5"/>
    </style:style>
    <style:style style:name="P35" style:family="paragraph" style:parent-style-name="Text_20_body">
      <style:text-properties officeooo:paragraph-rsid="006632e5"/>
    </style:style>
    <style:style style:name="T1" style:family="text">
      <style:text-properties fo:language="lv" fo:country="LV"/>
    </style:style>
    <style:style style:name="T2" style:family="text">
      <style:text-properties fo:language="lv" fo:country="LV" officeooo:rsid="001043e9"/>
    </style:style>
    <style:style style:name="T3" style:family="text">
      <style:text-properties fo:language="lv" fo:country="LV" officeooo:rsid="0005737a"/>
    </style:style>
    <style:style style:name="T4" style:family="text">
      <style:text-properties fo:language="lv" fo:country="LV" fo:font-weight="bold" style:font-weight-asian="bold" style:font-weight-complex="bold"/>
    </style:style>
    <style:style style:name="T5" style:family="text">
      <style:text-properties fo:language="lv" fo:country="LV" officeooo:rsid="0026f69f"/>
    </style:style>
    <style:style style:name="T6" style:family="text">
      <style:text-properties fo:language="lv" fo:country="LV" officeooo:rsid="0028aba4"/>
    </style:style>
    <style:style style:name="T7" style:family="text">
      <style:text-properties fo:language="lv" fo:country="LV" officeooo:rsid="00297164"/>
    </style:style>
    <style:style style:name="T8" style:family="text">
      <style:text-properties fo:language="lv" fo:country="LV" officeooo:rsid="002ef1c6"/>
    </style:style>
    <style:style style:name="T9" style:family="text">
      <style:text-properties fo:language="lv" fo:country="LV" officeooo:rsid="00339f2c"/>
    </style:style>
    <style:style style:name="T10" style:family="text">
      <style:text-properties fo:language="lv" fo:country="LV" officeooo:rsid="00357093"/>
    </style:style>
    <style:style style:name="T11" style:family="text">
      <style:text-properties fo:language="lv" fo:country="LV" fo:font-weight="normal" style:font-weight-asian="normal" style:font-weight-complex="normal"/>
    </style:style>
    <style:style style:name="T12" style:family="text">
      <style:text-properties fo:language="lv" fo:country="LV" fo:font-weight="normal" officeooo:rsid="0038d9ca" style:font-weight-asian="normal" style:font-weight-complex="normal"/>
    </style:style>
    <style:style style:name="T13" style:family="text">
      <style:text-properties fo:language="lv" fo:country="LV" fo:font-weight="normal" officeooo:rsid="003a961b" style:font-weight-asian="normal" style:font-weight-complex="normal"/>
    </style:style>
    <style:style style:name="T14" style:family="text">
      <style:text-properties fo:language="lv" fo:country="LV" fo:font-weight="normal" officeooo:rsid="003d8031" style:font-weight-asian="normal" style:font-weight-complex="normal"/>
    </style:style>
    <style:style style:name="T15" style:family="text">
      <style:text-properties fo:language="lv" fo:country="LV" fo:font-weight="normal" officeooo:rsid="0041e2be" style:font-weight-asian="normal" style:font-weight-complex="normal"/>
    </style:style>
    <style:style style:name="T16" style:family="text">
      <style:text-properties fo:language="lv" fo:country="LV" fo:font-weight="normal" officeooo:rsid="0052e0e0" style:font-weight-asian="normal" style:font-weight-complex="normal"/>
    </style:style>
    <style:style style:name="T17" style:family="text">
      <style:text-properties fo:language="lv" fo:country="LV" fo:font-weight="normal" officeooo:rsid="00546353" style:font-weight-asian="normal" style:font-weight-complex="normal"/>
    </style:style>
    <style:style style:name="T18" style:family="text">
      <style:text-properties fo:language="lv" fo:country="LV" fo:font-weight="normal" officeooo:rsid="00697591" style:font-weight-asian="normal" style:font-weight-complex="normal"/>
    </style:style>
    <style:style style:name="T19" style:family="text">
      <style:text-properties fo:language="lv" fo:country="LV" officeooo:rsid="0042c376"/>
    </style:style>
    <style:style style:name="T20" style:family="text">
      <style:text-properties fo:language="lv" fo:country="LV" officeooo:rsid="00435ced"/>
    </style:style>
    <style:style style:name="T21" style:family="text">
      <style:text-properties fo:language="lv" fo:country="LV" officeooo:rsid="004594f2"/>
    </style:style>
    <style:style style:name="T22" style:family="text">
      <style:text-properties fo:language="lv" fo:country="LV" officeooo:rsid="005648e7"/>
    </style:style>
    <style:style style:name="T23" style:family="text">
      <style:text-properties fo:font-weight="bold" style:font-weight-asian="bold" style:font-weight-complex="bold"/>
    </style:style>
    <style:style style:name="T24" style:family="text">
      <style:text-properties officeooo:rsid="002f1bb9"/>
    </style:style>
    <style:style style:name="T25" style:family="text">
      <style:text-properties officeooo:rsid="002fd455"/>
    </style:style>
    <style:style style:name="T26" style:family="text">
      <style:text-properties officeooo:rsid="0031acb2"/>
    </style:style>
    <style:style style:name="T27" style:family="text">
      <style:text-properties officeooo:rsid="00339f2c"/>
    </style:style>
    <style:style style:name="T28" style:family="text">
      <style:text-properties officeooo:rsid="00515578"/>
    </style:style>
    <style:style style:name="T29" style:family="text">
      <style:text-properties officeooo:rsid="0058cecc"/>
    </style:style>
    <style:style style:name="T30" style:family="text">
      <style:text-properties officeooo:rsid="005d1821"/>
    </style:style>
    <style:style style:name="T31" style:family="text">
      <style:text-properties officeooo:rsid="005f16cc"/>
    </style:style>
    <style:style style:name="T32" style:family="text">
      <style:text-properties officeooo:rsid="00664975"/>
    </style:style>
    <style:style style:name="T33" style:family="text">
      <style:text-properties officeooo:rsid="0067acf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Latvijas Universitāte</text:p>
      <text:p text:style-name="Subtitle">Datorikas fakultāte</text:p>
      <text:p text:style-name="Text_20_body"/>
      <text:p text:style-name="P7">EVE Online ceļojumu plānošanas palīgrīks</text:p>
      <text:p text:style-name="P8">Kvalifikācijas Darb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utors: Staņislavs Rogozins</text:p>
      <text:p text:style-name="P3">Studenta apliecības Nr. Sr12030</text:p>
      <text:p text:style-name="P3">Darba vadītājs: doc. Maksims Kravcevs</text:p>
      <text:h text:style-name="P18" text:outline-level="1"/>
      <text:h text:style-name="P14" text:outline-level="1"/>
      <text:h text:style-name="P14" text:outline-level="1"><text:bookmark text:name="docs-internal-guid-7d97aaaf-9a6c-c2e7-dde1-bff59a99ee41"/><text:bookmark-start text:name="__RefHeading___Toc319_1207053017"/>Anotācija<text:bookmark-end text:name="__RefHeading___Toc319_1207053017"/></text:h>
      <text:p text:style-name="Text_20_body"><text:span text:style-name="T1">Masīvā daudzspēlētāju tiešsaistes lomu spēle </text:span><text:span text:style-name="T5">(MMORPG) </text:span><text:span text:style-name="T3">Eve Online norisinās virtuālajā visumā, kurā atrodas vairākas saules sistēmas iekš un starp kurām spēlētāji spēj ceļot. Spēlei ir iebūvēti informatīvie rīki un ceļojumu maršrutu plānotājs, bet to funkcionalitāte ir ierobežota.</text:span></text:p>
      <text:p text:style-name="P5"><text:span text:style-name="T6">Kvalifikācijas darba “EVE Online ceļojumu plānošanas palīgrīks” ietvaros tika izstrādā </text:span><text:span text:style-name="T8">lietojumprogramma </text:span><text:span text:style-name="T6">kas sniedz </text:span><text:span text:style-name="T7">jaunas ceļojumu </text:span><text:span text:style-name="T6">plānošanas iespēj</text:span><text:span text:style-name="T7">as</text:span><text:span text:style-name="T6">.</text:span><text:span text:style-name="T2"> </text:span></text:p>
      <text:p text:style-name="P4"><text:span text:style-name="T2">A</text:span><text:span text:style-name="T1">tslēgas vārdi: EVE Online, ceļojum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10"><text:a xlink:type="simple" xlink:href="#__RefHeading___Toc319_1207053017" text:style-name="Index_20_Link" text:visited-style-name="Index_20_Link">Anotācija<text:tab/>2</text:a></text:p>
          <text:p text:style-name="P10"><text:a xlink:type="simple" xlink:href="#__RefHeading___Toc321_1207053017" text:style-name="Index_20_Link" text:visited-style-name="Index_20_Link">Vispārējs apraksts<text:tab/>4</text:a></text:p>
          <text:p text:style-name="P11"><text:a xlink:type="simple" xlink:href="#__RefHeading___Toc323_1207053017" text:style-name="Index_20_Link" text:visited-style-name="Index_20_Link">Produkta perspektīva<text:tab/>4</text:a></text:p>
          <text:p text:style-name="P11"><text:a xlink:type="simple" xlink:href="#__RefHeading___Toc325_1207053017" text:style-name="Index_20_Link" text:visited-style-name="Index_20_Link">Produkta funkcijas<text:tab/>4</text:a></text:p>
          <text:p text:style-name="P11"><text:a xlink:type="simple" xlink:href="#__RefHeading___Toc327_1207053017" text:style-name="Index_20_Link" text:visited-style-name="Index_20_Link">Lietotāja raksturiezīmes<text:tab/>4</text:a></text:p>
          <text:p text:style-name="P11"><text:a xlink:type="simple" xlink:href="#__RefHeading___Toc329_1207053017" text:style-name="Index_20_Link" text:visited-style-name="Index_20_Link">Vispārēji ierobežojumi<text:tab/>4</text:a></text:p>
          <text:p text:style-name="P11"><text:a xlink:type="simple" xlink:href="#__RefHeading___Toc331_1207053017" text:style-name="Index_20_Link" text:visited-style-name="Index_20_Link">Pieņēmumi un atkarības<text:tab/>4</text:a></text:p>
          <text:p text:style-name="P10"><text:a xlink:type="simple" xlink:href="#__RefHeading___Toc333_1207053017" text:style-name="Index_20_Link" text:visited-style-name="Index_20_Link">Produkta arhitektūra un implementācijas detaļas<text:tab/>5</text:a></text:p>
          <text:p text:style-name="P10"><text:a xlink:type="simple" xlink:href="#__RefHeading___Toc335_1207053017" text:style-name="Index_20_Link" text:visited-style-name="Index_20_Link">Programmatūras prasību specifikācija<text:tab/>6</text:a></text:p>
          <text:p text:style-name="P11"><text:a xlink:type="simple" xlink:href="#__RefHeading___Toc337_1207053017" text:style-name="Index_20_Link" text:visited-style-name="Index_20_Link">Ievads<text:tab/>6</text:a></text:p>
          <text:p text:style-name="P11"><text:a xlink:type="simple" xlink:href="#__RefHeading___Toc339_1207053017" text:style-name="Index_20_Link" text:visited-style-name="Index_20_Link">Nolūks<text:tab/>6</text:a></text:p>
          <text:p text:style-name="P11"><text:a xlink:type="simple" xlink:href="#__RefHeading___Toc341_1207053017" text:style-name="Index_20_Link" text:visited-style-name="Index_20_Link">Darbības sfēra<text:tab/>6</text:a></text:p>
          <text:p text:style-name="P11"><text:a xlink:type="simple" xlink:href="#__RefHeading___Toc343_1207053017" text:style-name="Index_20_Link" text:visited-style-name="Index_20_Link">Definīcjas un saisinājumi<text:tab/>6</text:a></text:p>
        </text:index-body>
      </text:table-of-content>
      <text:h text:style-name="P16" text:outline-level="1"/>
      <text:p text:style-name="P2"><text:tab/></text:p>
      <text:h text:style-name="P15" text:outline-level="1"/>
      <text:h text:style-name="P19" text:outline-level="1" text:restart-numbering="true" text:start-value="-1">Programmatūras prasību specifikācija</text:h>
      <text:h text:style-name="P20" text:outline-level="2">Ievads</text:h>
      <text:h text:style-name="Heading_20_3" text:outline-level="3"><text:bookmark-start text:name="__RefHeading___Toc339_1207053017"/>Nolūks<text:bookmark-end text:name="__RefHeading___Toc339_1207053017"/></text:h>
      <text:p text:style-name="Text_20_body"><text:span text:style-name="T24">Šīs p</text:span>rogrammatūras prasību specifikācijas nolūks ir aprakstīt <text:span text:style-name="T25">prasības pret kvalifikācijas darba nolūkos izstrādāto lietojumprogrammas funkcionalitāti</text:span>. Dokuments par<text:span text:style-name="T26">edzēts lietojumprogrammas izstrādātājiem lai atvieglotu izstrādes procesu.</text:span></text:p>
      <text:h text:style-name="Heading_20_3" text:outline-level="3"><text:bookmark-start text:name="__RefHeading___Toc341_1207053017"/>Darbības sfēra<text:bookmark-end text:name="__RefHeading___Toc341_1207053017"/></text:h>
      <text:p text:style-name="P6">Lietojumprogramma ir domāta <text:s/><text:span text:style-name="T27">ka palīgrīks </text:span><text:span text:style-name="T3">Eve Online </text:span><text:span text:style-name="T9">spēles spēlētājiem starpsitēmu un iekšsistēmu ceļojumu plānošanā. Tai jāļauj lietotājiem veidot ceļojumu maršrutus </text:span><text:span text:style-name="T10">un pāraskatīt informāciju par sistēmām.</text:span></text:p>
      <text:h text:style-name="Heading_20_3" text:outline-level="3"><text:bookmark-start text:name="__RefHeading___Toc343_1207053017"/>Definīcjas un saisinājumi<text:bookmark-end text:name="__RefHeading___Toc343_1207053017"/></text:h>
      <text:list xml:id="list765824458654744873" text:style-name="L1">
        <text:list-item>
          <text:p text:style-name="P22">MMORPG, <text:span text:style-name="T1">Masīvā daudzspēlētāju tiešsaistes lomu spēle: </text:span><text:span text:style-name="T13">d</text:span><text:span text:style-name="T12">atorspēļu paveids, kuram </text:span><text:span text:style-name="T14">raksturīga spēlēšana tiešsaistē caur Internetu,</text:span><text:span text:style-name="T12"> </text:span><text:span text:style-name="T14">norise vienā lielā pastāvīgajā virtuālajā pasaulē, l</text:span><text:span text:style-name="T12">iels vienlaicīgu spēlētāju daudzums, </text:span><text:span text:style-name="T14">kuri kontrolē viena varoņa darbības, </text:span><text:span text:style-name="T15">mijiedarbojās savā starpā un ar spēles pasauli, attīsta savu varoni.</text:span></text:p>
        </text:list-item>
      </text:list>
      <text:list xml:id="list5377079219422374317" text:style-name="L2">
        <text:list-item>
          <text:p text:style-name="P26"><text:span text:style-name="T23">EVE Online</text:span>:<text:span text:style-name="T1"> </text:span><text:span text:style-name="T19">masīvā </text:span><text:span text:style-name="T1">tiešsaites daudzspēlētāju spēle ar kosmsosa temātiku</text:span><text:span text:style-name="T21">.</text:span><text:span text:style-name="T1"> Īsuma </text:span><text:span text:style-name="T20">nolūkos</text:span><text:span text:style-name="T1"> turpmāk tekstā var tikt minēta ka </text:span><text:span text:style-name="T4">spēle</text:span><text:span text:style-name="T1">.</text:span></text:p>
        </text:list-item>
        <text:list-item>
          <text:p text:style-name="P23"><text:span text:style-name="T1">CCP, CCP Games: </text:span><text:span text:style-name="T11">Islandes datorspēļu izstrādes un izplatīšanas uzņēmums, Eve Online izstrādātājs.</text:span></text:p>
        </text:list-item>
        <text:list-item>
          <text:p text:style-name="P24"><text:span text:style-name="T1">New Eden: </text:span><text:span text:style-name="T11">Virtuālā pasaule kurā norisinās spēle – kopa no zvaigžņu sistēmām pa kurām spēlētāji var ceļot.</text:span></text:p>
        </text:list-item>
        <text:list-item>
          <text:p text:style-name="P25"><text:span text:style-name="T1">Spēlētājs: </text:span><text:span text:style-name="T11">Eve Online spēlētājs. Visiem spēlētājiem ir iespēja ceļot pa spēles pasauli personīgajos kosmosa kuģos.</text:span></text:p>
        </text:list-item>
        <text:list-item>
          <text:p text:style-name="P23"><text:span text:style-name="T1">Static Data Export, SDE, Statisk</text:span><text:span text:style-name="T22">o</text:span><text:span text:style-name="T1"> datu eksports: </text:span><text:span text:style-name="T16">Spēles statiskie dati kurus CCP ir padarījuši publiski pieejamus, tai skaitā dati par spēles virtuālo pasauli, kosmosa kuģiem un citi dati kas tipiski nemainās starp sp</text:span><text:span text:style-name="T17">ēles atjauninājumu izlaišanām.</text:span></text:p>
        </text:list-item>
      </text:list>
      <text:h text:style-name="Heading_20_3" text:outline-level="3"><text:span text:style-name="T1">Saistība ar citiem dokumentiem</text:span></text:h>
      <text:h text:style-name="Heading_20_2" text:outline-level="2">Vispārējs apraksts</text:h>
      <text:h text:style-name="Heading_20_3" text:outline-level="3">Produkta perspektīva</text:h>
      <text:p text:style-name="P27">Izveidotā lietojumprogramma ir domāta ka palīgrīks EVE Online spēlētājiem. <text:span text:style-name="T28">Tā izmanto CCP izlaisto Statisko datu eksportu.</text:span></text:p>
      <text:h text:style-name="Heading_20_3" text:outline-level="3"><text:soft-page-break/>Lietotāja raksturiezīmes</text:h>
      <text:p text:style-name="P28">Mērķa lietotājs ir “Eve Online” spēlētājs kurš ir veiksmīgi izgājis spēles iekšējo apmācību. <text:span text:style-name="T29">No tā seko ka lietotājam ir pieejams dators ar Interneta pieslēgumu.</text:span></text:p>
      <text:h text:style-name="Heading_20_3" text:outline-level="3">Vispārēji ierobežojumi</text:h>
      <text:list xml:id="list6314452348040614371" text:style-name="WW8Num4">
        <text:list-item>
          <text:p text:style-name="P29"><text:span text:style-name="T30">Lietojumprogrammas</text:span> grafiskai saskarnei jāstrādā spēles iebūvētajā interneta pārlūka, kā arī iekš Google Chrome 41 un Mozilla Firefox 37 uz Microsoft Windows 8 un Linux operētājsistēmām</text:p>
        </text:list-item>
        <text:list-item>
          <text:p text:style-name="P32">Lietojumprogrammai jāsniedz spēlei aktuāla informācija, balstoties uz tās datiem kuriem ir iespējama piekļuve</text:p>
        </text:list-item>
      </text:list>
      <text:h text:style-name="Heading_20_3" text:outline-level="3">Pieņēmumi un atkarības</text:h>
      <text:list xml:id="list5210738196228532786" text:style-name="WW8Num5">
        <text:list-item>
          <text:p text:style-name="P30"><text:span text:style-name="T31">Lietojumprogrammas</text:span> grafiskās vides funkcionalitāte var tikt ierobežota vai atšķirties atkarībā no mērķa pārlūkprogrammas</text:p>
        </text:list-item>
        <text:list-item>
          <text:p text:style-name="P31"><text:span text:style-name="T31">Lietojumprogrammas</text:span> funkcionalitāte var paplašināties darba gaitā.</text:p>
        </text:list-item>
      </text:list>
      <text:h text:style-name="Heading_20_3" text:outline-level="3">Produkta funkcijas</text:h>
      <text:list xml:id="list6009765252565954031" text:style-name="L3">
        <text:list-item>
          <text:p text:style-name="P33">Sniegt lietotājam informāciju par zvaigžņu sistēmām</text:p>
        </text:list-item>
        <text:list-item>
          <text:p text:style-name="P33">Ļaut lietotājam uzmeklēt zvaigžņu sistēmas pēc norādītiem parametriem:</text:p>
          <text:list>
            <text:list-item>
              <text:p text:style-name="P33">Nosaukums</text:p>
            </text:list-item>
          </text:list>
        </text:list-item>
        <text:list-item>
          <text:p text:style-name="P33">Izrēķināt priekš lietotāja ceļojumu maršrutus ar norāditām starta un finiša kā arī robežpunktu sistēmām.</text:p>
        </text:list-item>
      </text:list>
      <text:h text:style-name="P17" text:outline-level="1">Programmatūras projektējuma apraksts</text:h>
      <text:h text:style-name="P21" text:outline-level="2">Ievads</text:h>
      <text:h text:style-name="P12" text:outline-level="3"><text:bookmark-start text:name="__RefHeading___Toc339_12070530177"/>Nolūks<text:bookmark-end text:name="__RefHeading___Toc339_12070530177"/></text:h>
      <text:p text:style-name="P35"><text:span text:style-name="T24">Šī p</text:span>rogrammatūras <text:span text:style-name="T32">projektējuma apraksta </text:span>nolūks ir <text:span text:style-name="T33">attēlot kā produkta programmatūras prasību specifikācijā iekļautās prasības tiek realizētas.</text:span> Dokuments par<text:span text:style-name="T26">edzēts lietojumprogrammas izstrādātājiem lai atvieglotu izstrādes procesu.</text:span></text:p>
      <text:h text:style-name="P12" text:outline-level="3"><text:bookmark-start text:name="__RefHeading___Toc341_12070530178"/>Darbības sfēra<text:bookmark-end text:name="__RefHeading___Toc341_12070530178"/></text:h>
      <text:p text:style-name="P34">Lietojumprogramma ir domāta <text:s/><text:span text:style-name="T27">ka palīgrīks </text:span><text:span text:style-name="T3">Eve Online </text:span><text:span text:style-name="T9">spēles spēlētājiem starpsitēmu un iekšsistēmu ceļojumu plānošanā. Tai jāļauj lietotājiem veidot ceļojumu maršrutus </text:span><text:span text:style-name="T10">un pāraskatīt informāciju par sistēmām.</text:span></text:p>
      <text:h text:style-name="P13" text:outline-level="3"><text:soft-page-break/><text:span text:style-name="T10">Definīcjas un saisinājumi</text:span></text:h>
      <text:h text:style-name="P13" text:outline-level="3"><text:span text:style-name="T10">Saistība ar citiem dokumentiem</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v" fo:country="LV"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lv" fo:country="LV"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5108a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text:number-lines="false" text:line-number="0"/>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graphic-properties draw:fill-image-width="0in" draw:fill-image-height="0in"/>
      <style:paragraph-properties fo:margin-top="0.0972in" fo:margin-bottom="0.0835in" loext:contextual-spacing="false" style:page-number="auto" style:shadow="none">
        <style:tab-stops/>
      </style:paragraph-properties>
      <style:text-properties fo:color="#000000"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4z0" style:family="text">
      <style:text-properties style:font-name="Symbol" fo:font-family="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font-name="Symbol" fo:font-family="Symbol" style:font-name-complex="OpenSymbol2" style:font-family-complex="OpenSymbol, 'Arial Unicode MS'" style:font-charset-complex="x-symbol"/>
    </style:style>
    <style:style style:name="WW8Num5z1" style:family="text">
      <style:text-properties style:font-name="OpenSymbol1" fo:font-family="OpenSymbol, 'Arial Unicode MS'" style:font-name-complex="OpenSymbol2" style:font-family-complex="OpenSymbol, 'Arial Unicode MS'" style:font-charset-complex="x-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22:03:44.906794264</meta:creation-date>
    <dc:date>2015-05-17T22:27:47.355471986</dc:date>
    <meta:editing-duration>PT13H18M21S</meta:editing-duration>
    <meta:editing-cycles>88</meta:editing-cycles>
    <meta:generator>LibreOffice/4.4.2.2$Linux_X86_64 LibreOffice_project/40m0$Build-2</meta:generator>
    <meta:document-statistic meta:table-count="0" meta:image-count="0" meta:object-count="0" meta:page-count="6" meta:paragraph-count="67" meta:word-count="563" meta:character-count="4325" meta:non-whitespace-character-count="3856"/>
  </office:meta>
</office:document-meta>
</file>